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4000002584BDBE46F.jpg" manifest:media-type="image/jpeg"/>
  <manifest:file-entry manifest:full-path="Pictures/10000000000002620000017D38FB32F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3543in" svg:height="3.9689in" draw:z-index="0"><draw:image xlink:href="Pictures/10000000000002620000017D38FB32F7.jpg" xlink:type="simple" xlink:show="embed" xlink:actuate="onLoad"/></draw:frame></text:p>
      <text:p text:style-name="Standard"><draw:frame draw:style-name="fr2" draw:name="Image2" text:anchor-type="paragraph" svg:x="1.0547in" svg:y="0.7102in" svg:width="5.0535in" svg:height="2.9917in" draw:z-index="1"><draw:image xlink:href="Pictures/1000000000000384000002584BDBE46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7:57:58.715263829</meta:creation-date>
    <dc:date>2014-11-02T12:41:24.924311566</dc:date>
    <meta:editing-duration>PT28S</meta:editing-duration>
    <meta:editing-cycles>3</meta:editing-cycles>
    <meta:generator>LibreOffice/4.2.4.2$Linux_x86 LibreOffice_project/63150712c6d317d27ce2db16eb94c2f3d7b699f8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